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495cm" style:rel-column-width="5950*"/>
    </style:style>
    <style:style style:name="Table1.B" style:family="table-column">
      <style:table-column-properties style:column-width="1.91cm" style:rel-column-width="1083*"/>
    </style:style>
    <style:style style:name="Table1.C" style:family="table-column">
      <style:table-column-properties style:column-width="1.191cm" style:rel-column-width="675*"/>
    </style:style>
    <style:style style:name="Table1.D" style:family="table-column">
      <style:table-column-properties style:column-width="2cm" style:rel-column-width="1134*"/>
    </style:style>
    <style:style style:name="Table1.E" style:family="table-column">
      <style:table-column-properties style:column-width="1.404cm" style:rel-column-width="79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71c" officeooo:paragraph-rsid="001ae71c"/>
    </style:style>
    <style:style style:name="P2" style:family="paragraph" style:parent-style-name="Standard">
      <style:text-properties officeooo:rsid="001dbb6a" officeooo:paragraph-rsid="001dbb6a"/>
    </style:style>
    <style:style style:name="P3" style:family="paragraph" style:parent-style-name="Standard">
      <style:text-properties officeooo:rsid="0020f935" officeooo:paragraph-rsid="0020f935"/>
    </style:style>
    <style:style style:name="P4" style:family="paragraph" style:parent-style-name="Standard">
      <style:text-properties officeooo:rsid="0022c552" officeooo:paragraph-rsid="0022c552"/>
    </style:style>
    <style:style style:name="P5" style:family="paragraph" style:parent-style-name="Standard">
      <style:text-properties officeooo:rsid="0025db3a" officeooo:paragraph-rsid="0025db3a"/>
    </style:style>
    <style:style style:name="P6" style:family="paragraph" style:parent-style-name="Standard">
      <style:text-properties officeooo:rsid="002643cd" officeooo:paragraph-rsid="002643c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310f9a" officeooo:paragraph-rsid="00310f9a" fo:background-color="transparent" style:font-weight-asian="bold" style:font-weight-complex="bold"/>
    </style:style>
    <style:style style:name="P8" style:family="paragraph" style:parent-style-name="Table_20_Contents">
      <style:text-properties officeooo:rsid="001ae71c" officeooo:paragraph-rsid="001ae71c"/>
    </style:style>
    <style:style style:name="P9" style:family="paragraph" style:parent-style-name="Table_20_Contents">
      <style:text-properties officeooo:rsid="001c6b61" officeooo:paragraph-rsid="001c6b61"/>
    </style:style>
    <style:style style:name="P10" style:family="paragraph" style:parent-style-name="Table_20_Contents">
      <style:text-properties officeooo:rsid="001dbb6a" officeooo:paragraph-rsid="001dbb6a"/>
    </style:style>
    <style:style style:name="P11" style:family="paragraph" style:parent-style-name="Table_20_Contents">
      <style:text-properties officeooo:rsid="001dbb6a" officeooo:paragraph-rsid="0034c0fe"/>
    </style:style>
    <style:style style:name="P12" style:family="paragraph" style:parent-style-name="Table_20_Contents">
      <style:text-properties officeooo:rsid="001eb8a7" officeooo:paragraph-rsid="001eb8a7"/>
    </style:style>
    <style:style style:name="P13" style:family="paragraph" style:parent-style-name="Table_20_Contents">
      <style:text-properties officeooo:rsid="001eb8a7" officeooo:paragraph-rsid="0034c0fe"/>
    </style:style>
    <style:style style:name="P14" style:family="paragraph" style:parent-style-name="Table_20_Contents">
      <style:text-properties officeooo:rsid="00201c53" officeooo:paragraph-rsid="00201c53"/>
    </style:style>
    <style:style style:name="P15" style:family="paragraph" style:parent-style-name="Table_20_Contents">
      <style:text-properties officeooo:rsid="0020f935" officeooo:paragraph-rsid="0020f935"/>
    </style:style>
    <style:style style:name="P16" style:family="paragraph" style:parent-style-name="Table_20_Contents">
      <style:text-properties officeooo:rsid="0020f935" officeooo:paragraph-rsid="0020f935" fo:background-color="#00ff00"/>
    </style:style>
    <style:style style:name="P17" style:family="paragraph" style:parent-style-name="Table_20_Contents">
      <style:text-properties officeooo:rsid="001ae71c" officeooo:paragraph-rsid="001ae71c" fo:background-color="#00ff00"/>
    </style:style>
    <style:style style:name="P18" style:family="paragraph" style:parent-style-name="Table_20_Contents">
      <style:text-properties officeooo:rsid="001eb8a7" officeooo:paragraph-rsid="002d6b51" fo:background-color="#00ff00"/>
    </style:style>
    <style:style style:name="P19" style:family="paragraph" style:parent-style-name="Table_20_Contents">
      <style:text-properties officeooo:rsid="001eb8a7" officeooo:paragraph-rsid="00310f9a" fo:background-color="#00ff00"/>
    </style:style>
    <style:style style:name="P20" style:family="paragraph" style:parent-style-name="Table_20_Contents">
      <style:text-properties officeooo:rsid="0034c0fe" officeooo:paragraph-rsid="0034c0fe" fo:background-color="#00ff00"/>
    </style:style>
    <style:style style:name="P21" style:family="paragraph" style:parent-style-name="Table_20_Contents">
      <style:text-properties officeooo:rsid="0022c552" officeooo:paragraph-rsid="00365b6f" fo:background-color="#00ff00"/>
    </style:style>
    <style:style style:name="P22" style:family="paragraph" style:parent-style-name="Table_20_Contents">
      <style:text-properties officeooo:rsid="0022c552" officeooo:paragraph-rsid="0022c552" fo:background-color="#00ff00"/>
    </style:style>
    <style:style style:name="P23" style:family="paragraph" style:parent-style-name="Table_20_Contents">
      <style:text-properties officeooo:rsid="003edc91" officeooo:paragraph-rsid="003edc91" fo:background-color="#00ff00"/>
    </style:style>
    <style:style style:name="P24" style:family="paragraph" style:parent-style-name="Table_20_Contents">
      <style:text-properties officeooo:rsid="00247bbd" officeooo:paragraph-rsid="00247bbd" fo:background-color="#00ff00"/>
    </style:style>
    <style:style style:name="P25" style:family="paragraph" style:parent-style-name="Table_20_Contents">
      <style:text-properties officeooo:rsid="0022c552" officeooo:paragraph-rsid="0022c552"/>
    </style:style>
    <style:style style:name="P26" style:family="paragraph" style:parent-style-name="Table_20_Contents">
      <style:text-properties officeooo:rsid="00247bbd" officeooo:paragraph-rsid="00247bbd"/>
    </style:style>
    <style:style style:name="P27" style:family="paragraph" style:parent-style-name="Table_20_Contents">
      <style:text-properties officeooo:rsid="002505d4" officeooo:paragraph-rsid="002505d4"/>
    </style:style>
    <style:style style:name="P28" style:family="paragraph" style:parent-style-name="Table_20_Contents">
      <style:text-properties officeooo:rsid="00247bbd" officeooo:paragraph-rsid="00247bbd" fo:background-color="#ffff00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310f9a" officeooo:paragraph-rsid="00310f9a" fo:background-color="transparent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310f9a" officeooo:paragraph-rsid="00310f9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365b6f" officeooo:paragraph-rsid="00365b6f" style:font-weight-asian="bold" style:font-weight-complex="bold"/>
    </style:style>
    <style:style style:name="P32" style:family="paragraph" style:parent-style-name="Table_20_Contents">
      <style:text-properties fo:font-weight="bold" officeooo:rsid="00365b6f" officeooo:paragraph-rsid="00365b6f" fo:background-color="#00ff00" style:font-weight-asian="bold" style:font-weight-complex="bold"/>
    </style:style>
    <style:style style:name="P33" style:family="paragraph" style:parent-style-name="Table_20_Contents">
      <style:text-properties fo:font-weight="bold" officeooo:rsid="003f4fbe" officeooo:paragraph-rsid="003f4fbe" fo:background-color="#00ff00" style:font-weight-asian="bold" style:font-weight-complex="bold"/>
    </style:style>
    <style:style style:name="P34" style:family="paragraph" style:parent-style-name="Table_20_Contents">
      <style:text-properties officeooo:rsid="0034c0fe" officeooo:paragraph-rsid="0034c0fe"/>
    </style:style>
    <style:style style:name="P35" style:family="paragraph" style:parent-style-name="Table_20_Contents">
      <style:text-properties officeooo:rsid="003edc91" officeooo:paragraph-rsid="003edc91"/>
    </style:style>
    <style:style style:name="P36" style:family="paragraph" style:parent-style-name="Table_20_Contents">
      <style:paragraph-properties fo:background-color="#ffff00">
        <style:background-image/>
      </style:paragraph-properties>
      <style:text-properties officeooo:rsid="0022c552" officeooo:paragraph-rsid="0022c552"/>
    </style:style>
    <style:style style:name="P37" style:family="paragraph" style:parent-style-name="Table_20_Contents">
      <style:paragraph-properties fo:background-color="transparent">
        <style:background-image/>
      </style:paragraph-properties>
      <style:text-properties officeooo:rsid="0022c552" officeooo:paragraph-rsid="0022c552"/>
    </style:style>
    <style:style style:name="P38" style:family="paragraph" style:parent-style-name="Standard" style:list-style-name="L2">
      <style:text-properties officeooo:rsid="001ae71c" officeooo:paragraph-rsid="001ae71c" fo:background-color="#00ff00"/>
    </style:style>
    <style:style style:name="P39" style:family="paragraph" style:parent-style-name="Standard" style:list-style-name="L2">
      <style:text-properties officeooo:rsid="001c6b61" officeooo:paragraph-rsid="0044c10d" fo:background-color="#00ff00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42d9bb" officeooo:paragraph-rsid="0042d9bb" fo:background-color="transparent" style:font-weight-asian="bold" style:font-weight-complex="bold"/>
    </style:style>
    <style:style style:name="P41" style:family="paragraph" style:parent-style-name="Standard">
      <style:text-properties fo:font-weight="bold" officeooo:rsid="0044c10d" officeooo:paragraph-rsid="0044c10d" fo:background-color="#00ff00" style:font-weight-asian="bold" style:font-weight-complex="bold"/>
    </style:style>
    <style:style style:name="P42" style:family="paragraph" style:parent-style-name="Standard" style:list-style-name="L2">
      <style:text-properties officeooo:rsid="001ae71c" officeooo:paragraph-rsid="0044c10d" fo:background-color="#ffff00"/>
    </style:style>
    <style:style style:name="P43" style:family="paragraph" style:parent-style-name="Standard" style:list-style-name="L2">
      <style:text-properties officeooo:rsid="001c6b61" officeooo:paragraph-rsid="0044c10d" fo:background-color="#ffff00"/>
    </style:style>
    <style:style style:name="P44" style:family="paragraph" style:parent-style-name="Table_20_Contents">
      <style:text-properties officeooo:rsid="003f4fbe" officeooo:paragraph-rsid="003f4fbe" fo:background-color="#ffff00"/>
    </style:style>
    <style:style style:name="P45" style:family="paragraph" style:parent-style-name="Table_20_Contents">
      <style:text-properties officeooo:rsid="001dbb6a" officeooo:paragraph-rsid="001dbb6a" fo:background-color="#ffff00"/>
    </style:style>
    <style:style style:name="P46" style:family="paragraph" style:parent-style-name="Table_20_Contents">
      <style:text-properties officeooo:rsid="001eb8a7" officeooo:paragraph-rsid="00491bb2" fo:background-color="#ffff00"/>
    </style:style>
    <style:style style:name="P47" style:family="paragraph" style:parent-style-name="Table_20_Contents">
      <style:text-properties officeooo:rsid="004de9fd" officeooo:paragraph-rsid="004de9fd" fo:background-color="#ffff00"/>
    </style:style>
    <style:style style:name="P48" style:family="paragraph" style:parent-style-name="Table_20_Contents" style:list-style-name="L1">
      <style:text-properties officeooo:rsid="002505d4" officeooo:paragraph-rsid="002505d4"/>
    </style:style>
    <style:style style:name="P49" style:family="paragraph" style:parent-style-name="Table_20_Contents">
      <style:text-properties officeooo:rsid="001ae71c" officeooo:paragraph-rsid="001ae71c"/>
    </style:style>
    <style:style style:name="P50" style:family="paragraph" style:parent-style-name="Table_20_Contents">
      <style:text-properties officeooo:rsid="001dbb6a" officeooo:paragraph-rsid="001dbb6a"/>
    </style:style>
    <style:style style:name="P51" style:family="paragraph" style:parent-style-name="Table_20_Contents">
      <style:paragraph-properties fo:text-align="center" style:justify-single-word="false"/>
      <style:text-properties officeooo:rsid="001dbb6a" officeooo:paragraph-rsid="001dbb6a"/>
    </style:style>
    <style:style style:name="P52" style:family="paragraph" style:parent-style-name="Table_20_Contents">
      <style:text-properties officeooo:rsid="001dbb6a" officeooo:paragraph-rsid="0034c0fe"/>
    </style:style>
    <style:style style:name="P53" style:family="paragraph" style:parent-style-name="Table_20_Contents">
      <style:text-properties officeooo:rsid="0020f935" officeooo:paragraph-rsid="0020f935"/>
    </style:style>
    <style:style style:name="P54" style:family="paragraph" style:parent-style-name="Table_20_Contents">
      <style:paragraph-properties fo:text-align="center" style:justify-single-word="false"/>
      <style:text-properties officeooo:rsid="0020f935" officeooo:paragraph-rsid="0020f935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310f9a" officeooo:paragraph-rsid="00310f9a" fo:background-color="transparen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310f9a" officeooo:paragraph-rsid="00310f9a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365b6f" officeooo:paragraph-rsid="00365b6f" style:font-weight-asian="bold" style:font-weight-complex="bold"/>
    </style:style>
    <style:style style:name="P58" style:family="paragraph" style:parent-style-name="Table_20_Contents">
      <style:text-properties fo:font-weight="bold" officeooo:rsid="004ce103" officeooo:paragraph-rsid="004ce103" fo:background-color="#00ff00" style:font-weight-asian="bold" style:font-weight-complex="bold"/>
    </style:style>
    <style:style style:name="P59" style:family="paragraph" style:parent-style-name="Table_20_Contents">
      <style:text-properties fo:font-weight="bold" officeooo:rsid="004e5862" officeooo:paragraph-rsid="004e5862" fo:background-color="#00ff00" style:font-weight-asian="bold" style:font-weight-complex="bold"/>
    </style:style>
    <style:style style:name="P60" style:family="paragraph" style:parent-style-name="Table_20_Contents">
      <style:text-properties officeooo:rsid="0034c0fe" officeooo:paragraph-rsid="0034c0fe"/>
    </style:style>
    <style:style style:name="P61" style:family="paragraph" style:parent-style-name="Table_20_Contents">
      <style:paragraph-properties fo:text-align="center" style:justify-single-word="false"/>
      <style:text-properties officeooo:rsid="0034c0fe" officeooo:paragraph-rsid="0034c0fe"/>
    </style:style>
    <style:style style:name="P62" style:family="paragraph" style:parent-style-name="Table_20_Contents">
      <style:paragraph-properties fo:text-align="center" style:justify-single-word="false"/>
      <style:text-properties officeooo:rsid="0020f935" officeooo:paragraph-rsid="0020f935" fo:background-color="#00ff00"/>
    </style:style>
    <style:style style:name="P63" style:family="paragraph" style:parent-style-name="Table_20_Contents">
      <style:text-properties officeooo:rsid="00477918" officeooo:paragraph-rsid="00477918" fo:background-color="#00ff00"/>
    </style:style>
    <style:style style:name="P64" style:family="paragraph" style:parent-style-name="Table_20_Contents" style:list-style-name="L3">
      <style:text-properties officeooo:rsid="00477918" officeooo:paragraph-rsid="00477918" fo:background-color="#00ff00"/>
    </style:style>
    <style:style style:name="P65" style:family="paragraph" style:parent-style-name="Table_20_Contents">
      <style:text-properties officeooo:rsid="001dbb6a" officeooo:paragraph-rsid="00491bb2" fo:background-color="#00ff00"/>
    </style:style>
    <style:style style:name="P66" style:family="paragraph" style:parent-style-name="Table_20_Contents" style:list-style-name="L4">
      <style:text-properties officeooo:rsid="001dbb6a" officeooo:paragraph-rsid="00491bb2" fo:background-color="#00ff00"/>
    </style:style>
    <style:style style:name="P67" style:family="paragraph" style:parent-style-name="Table_20_Contents">
      <style:text-properties officeooo:rsid="00201c53" officeooo:paragraph-rsid="004b6afd" fo:background-color="#00ff00"/>
    </style:style>
    <style:style style:name="P68" style:family="paragraph" style:parent-style-name="Table_20_Contents" style:list-style-name="L5">
      <style:text-properties officeooo:rsid="00201c53" officeooo:paragraph-rsid="004b6afd" fo:background-color="#00ff00"/>
    </style:style>
    <style:style style:name="P69" style:family="paragraph" style:parent-style-name="Table_20_Contents" style:list-style-name="L5">
      <style:text-properties officeooo:rsid="004b6afd" officeooo:paragraph-rsid="004b6afd" fo:background-color="#00ff00"/>
    </style:style>
    <style:style style:name="P70" style:family="paragraph" style:parent-style-name="Table_20_Contents" style:list-style-name="L6">
      <style:text-properties officeooo:rsid="0022c552" officeooo:paragraph-rsid="0022c552" fo:background-color="#00ff00"/>
    </style:style>
    <style:style style:name="P71" style:family="paragraph" style:parent-style-name="Table_20_Contents" style:list-style-name="L6">
      <style:text-properties officeooo:rsid="0022c552" officeooo:paragraph-rsid="0034c0fe" fo:background-color="#00ff00"/>
    </style:style>
    <style:style style:name="P72" style:family="paragraph" style:parent-style-name="Table_20_Contents">
      <style:text-properties officeooo:rsid="001ae71c" officeooo:paragraph-rsid="001ae71c" fo:background-color="#00ff00"/>
    </style:style>
    <style:style style:name="P73" style:family="paragraph" style:parent-style-name="Table_20_Contents">
      <style:text-properties officeooo:rsid="00301a55" officeooo:paragraph-rsid="00301a55" fo:background-color="#00ff00"/>
    </style:style>
    <style:style style:name="P74" style:family="paragraph" style:parent-style-name="Table_20_Contents">
      <style:text-properties officeooo:rsid="001c6b61" officeooo:paragraph-rsid="001c6b61" fo:background-color="#00ff00"/>
    </style:style>
    <style:style style:name="P75" style:family="paragraph" style:parent-style-name="Table_20_Contents">
      <style:text-properties officeooo:rsid="0022c552" officeooo:paragraph-rsid="0022c552"/>
    </style:style>
    <style:style style:name="P76" style:family="paragraph" style:parent-style-name="Table_20_Contents">
      <style:paragraph-properties fo:text-align="center" style:justify-single-word="false"/>
      <style:text-properties officeooo:rsid="0022c552" officeooo:paragraph-rsid="0022c552"/>
    </style:style>
    <style:style style:name="P77" style:family="paragraph" style:parent-style-name="Table_20_Contents">
      <style:paragraph-properties fo:text-align="center" style:justify-single-word="false"/>
      <style:text-properties officeooo:rsid="003edc91" officeooo:paragraph-rsid="003edc91"/>
    </style:style>
    <style:style style:name="P78" style:family="paragraph" style:parent-style-name="Table_20_Contents">
      <style:paragraph-properties fo:text-align="center" style:justify-single-word="false"/>
      <style:text-properties officeooo:rsid="00247bbd" officeooo:paragraph-rsid="00247bbd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text-properties officeooo:rsid="0044c10d" officeooo:paragraph-rsid="0044c10d"/>
    </style:style>
    <style:style style:name="P81" style:family="paragraph" style:parent-style-name="Table_20_Contents">
      <style:text-properties officeooo:rsid="001dbb6a" officeooo:paragraph-rsid="001dbb6a" fo:background-color="transparent"/>
    </style:style>
    <style:style style:name="P82" style:family="paragraph" style:parent-style-name="Table_20_Contents">
      <style:text-properties officeooo:rsid="0020f935" officeooo:paragraph-rsid="0020f935" fo:background-color="transparent"/>
    </style:style>
    <style:style style:name="P83" style:family="paragraph" style:parent-style-name="Table_20_Contents">
      <style:text-properties officeooo:rsid="001eb8a7" officeooo:paragraph-rsid="001eb8a7"/>
    </style:style>
    <style:style style:name="P84" style:family="paragraph" style:parent-style-name="Table_20_Contents">
      <style:text-properties officeooo:rsid="001eb8a7" officeooo:paragraph-rsid="0034c0fe"/>
    </style:style>
    <style:style style:name="P85" style:family="paragraph" style:parent-style-name="Table_20_Contents" style:list-style-name="L4">
      <style:paragraph-properties fo:background-color="#ffff00">
        <style:background-image/>
      </style:paragraph-properties>
      <style:text-properties officeooo:rsid="00491bb2" officeooo:paragraph-rsid="00491bb2" fo:background-color="#ffff00"/>
    </style:style>
    <style:style style:name="P86" style:family="paragraph" style:parent-style-name="Table_20_Contents">
      <style:paragraph-properties fo:background-color="transparent">
        <style:background-image/>
      </style:paragraph-properties>
      <style:text-properties officeooo:rsid="0022c552" officeooo:paragraph-rsid="0022c55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77394"/>
    </style:style>
    <style:style style:name="T3" style:family="text">
      <style:text-properties officeooo:rsid="0028e47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d6b51" style:font-weight-asian="bold" style:font-weight-complex="bold"/>
    </style:style>
    <style:style style:name="T6" style:family="text">
      <style:text-properties fo:font-weight="bold" officeooo:rsid="00310f9a" style:font-weight-asian="bold" style:font-weight-complex="bold"/>
    </style:style>
    <style:style style:name="T7" style:family="text">
      <style:text-properties fo:font-weight="bold" officeooo:rsid="00313c85" style:font-weight-asian="bold" style:font-weight-complex="bold"/>
    </style:style>
    <style:style style:name="T8" style:family="text">
      <style:text-properties fo:font-weight="bold" officeooo:rsid="00365b6f" style:font-weight-asian="bold" style:font-weight-complex="bold"/>
    </style:style>
    <style:style style:name="T9" style:family="text">
      <style:text-properties fo:font-weight="bold" officeooo:rsid="003c22ca" style:font-weight-asian="bold" style:font-weight-complex="bold"/>
    </style:style>
    <style:style style:name="T10" style:family="text">
      <style:text-properties fo:font-weight="bold" officeooo:rsid="0040a302" style:font-weight-asian="bold" style:font-weight-complex="bold"/>
    </style:style>
    <style:style style:name="T11" style:family="text">
      <style:text-properties fo:font-weight="bold" officeooo:rsid="0040a465" style:font-weight-asian="bold" style:font-weight-complex="bold"/>
    </style:style>
    <style:style style:name="T12" style:family="text">
      <style:text-properties fo:font-weight="bold" officeooo:rsid="0046f174" style:font-weight-asian="bold" style:font-weight-complex="bold"/>
    </style:style>
    <style:style style:name="T13" style:family="text">
      <style:text-properties fo:font-weight="bold" officeooo:rsid="00473925" style:font-weight-asian="bold" style:font-weight-complex="bold"/>
    </style:style>
    <style:style style:name="T14" style:family="text">
      <style:text-properties fo:font-weight="bold" officeooo:rsid="0049ece8" style:font-weight-asian="bold" style:font-weight-complex="bold"/>
    </style:style>
    <style:style style:name="T15" style:family="text">
      <style:text-properties officeooo:rsid="002d6b51"/>
    </style:style>
    <style:style style:name="T16" style:family="text">
      <style:text-properties officeooo:rsid="00301a55"/>
    </style:style>
    <style:style style:name="T17" style:family="text">
      <style:text-properties officeooo:rsid="00310f9a"/>
    </style:style>
    <style:style style:name="T18" style:family="text">
      <style:text-properties officeooo:rsid="0034c0fe"/>
    </style:style>
    <style:style style:name="T19" style:family="text">
      <style:text-properties officeooo:rsid="00365b6f"/>
    </style:style>
    <style:style style:name="T20" style:family="text">
      <style:text-properties officeooo:rsid="0038b22f"/>
    </style:style>
    <style:style style:name="T21" style:family="text">
      <style:text-properties officeooo:rsid="003acf93"/>
    </style:style>
    <style:style style:name="T22" style:family="text">
      <style:text-properties officeooo:rsid="003f4fbe"/>
    </style:style>
    <style:style style:name="T23" style:family="text">
      <style:text-properties officeooo:rsid="0040a465"/>
    </style:style>
    <style:style style:name="T24" style:family="text">
      <style:text-properties officeooo:rsid="0042d9bb"/>
    </style:style>
    <style:style style:name="T25" style:family="text">
      <style:text-properties officeooo:rsid="0042f28b"/>
    </style:style>
    <style:style style:name="T26" style:family="text">
      <style:text-properties officeooo:rsid="00201c53"/>
    </style:style>
    <style:style style:name="T27" style:family="text">
      <style:text-properties officeooo:rsid="0046f174"/>
    </style:style>
    <style:style style:name="T28" style:family="text">
      <style:text-properties officeooo:rsid="00473925"/>
    </style:style>
    <style:style style:name="T29" style:family="text">
      <style:text-properties fo:background-color="#00ff00" loext:char-shading-value="0"/>
    </style:style>
    <style:style style:name="T30" style:family="text">
      <style:text-properties officeooo:rsid="001dbb6a"/>
    </style:style>
    <style:style style:name="T31" style:family="text">
      <style:text-properties officeooo:rsid="00491bb2"/>
    </style:style>
    <style:style style:name="T32" style:family="text">
      <style:text-properties officeooo:rsid="0049ece8"/>
    </style:style>
    <style:style style:name="T33" style:family="text">
      <style:text-properties officeooo:rsid="004b6af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e7269" style:font-weight-asian="normal" style:font-weight-complex="normal"/>
    </style:style>
    <style:style style:name="T36" style:family="text">
      <style:text-properties officeooo:rsid="004e72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: Asymmetric Difference</text:p>
      <text:p text:style-name="P4">S: Symmetric Difference</text:p>
      <text:p text:style-name="P4">H: Henshin</text:p>
      <text:p text:style-name="P1"/>
      <text:p text:style-name="P1">M: Mandatory</text:p>
      <text:p text:style-name="P1">R: Recommended</text:p>
      <text:p text:style-name="P1">O: Optional</text:p>
      <text:p text:style-name="P2">I: Information</text:p>
      <text:p text:style-name="P1"/>
      <text:p text:style-name="P2">K: Konzept</text:p>
      <text:p text:style-name="P2">D: Design-Entscheidung</text:p>
      <text:p text:style-name="P2"/>
      <text:p text:style-name="P3">QF: Quick Fix</text:p>
      <text:p text:style-name="P3">AF: Auto Fix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7">Modul, Main-Unit</text:p>
          </table:table-cell>
          <table:covered-table-cell/>
          <table:covered-table-cell/>
          <table:covered-table-cell/>
          <table:table-cell table:style-name="Table1.E1" office:value-type="string">
            <text:p text:style-name="P40">Test</text:p>
          </table:table-cell>
        </table:table-row>
        <table:table-row>
          <table:table-cell table:style-name="Table1.A2" office:value-type="string">
            <text:p text:style-name="P41">ruleOrganization:</text:p>
            <text:list xml:id="list8733232011858077869" text:style-name="L2">
              <text:list-item>
                <text:p text:style-name="P38">1:1 – Zuordnung: Jede Editieroperation wird durch ein Henshin-Modul implementiert</text:p>
              </text:list-item>
              <text:list-item>
                <text:p text:style-name="P42">Dateiname: <text:span text:style-name="T28">&lt;Name&gt;</text:span>_execute.henshin <text:span text:style-name="T16">(Ist das wirklich noch so? Wenn ja, wo verlassen wir uns auf diese Konvention?)</text:span></text:p>
              </text:list-item>
              <text:list-item>
                <text:p text:style-name="P43"><text:span text:style-name="T29">Modul muss einen Namen haben</text:span> = Eindeutiger Name der Editieroperation <text:span text:style-name="T26">(Eindeutig innerhalb der RB oder eindeutig über alle Rbs für Modelltyp?). Bislang: &lt;Name&gt; (s. oben)</text:span></text:p>
              </text:list-item>
              <text:list-item>
                <text:p text:style-name="P39">Modul <text:span text:style-name="T24">sollte</text:span> eine Beschreibung haben = Beschreibung der Editieroperation</text:p>
              </text:list-item>
            </text:list>
          </table:table-cell>
          <table:table-cell table:style-name="Table1.A2" office:value-type="string">
            <text:p text:style-name="P8"/>
            <text:p text:style-name="P80">M</text:p>
            <text:p text:style-name="P80"/>
            <text:p text:style-name="P80">R</text:p>
            <text:p text:style-name="P80"/>
            <text:p text:style-name="P80"/>
            <text:p text:style-name="P80">M</text:p>
            <text:p text:style-name="P80"/>
            <text:p text:style-name="P80"/>
            <text:p text:style-name="P80">R</text:p>
          </table:table-cell>
          <table:table-cell table:style-name="Table1.A2" office:value-type="string">
            <text:p text:style-name="P10"/>
            <text:p text:style-name="P80">D</text:p>
            <text:p text:style-name="P80"/>
            <text:p text:style-name="P80">D</text:p>
            <text:p text:style-name="P80"/>
            <text:p text:style-name="P80"/>
            <text:p text:style-name="P80">D</text:p>
            <text:p text:style-name="P80"/>
            <text:p text:style-name="P80"/>
            <text:p text:style-name="P80">D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><text:span text:style-name="T12">mainUnit</text:span><text:span text:style-name="T27">: </text:span>Genau eine Unit pro Modul. Name: mainUnit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5">QF</text:p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17"><text:span text:style-name="T12">mainUnitType</text:span><text:span text:style-name="T27">: </text:span>mainUnit muss vom Typ SequentialUnit sein</text:p>
            <text:p text:style-name="P73">(Momentan erlauben wir auch noch PriorityUnit, sollten wir aber verbieten)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K</text:p>
          </table:table-cell>
          <table:table-cell table:style-name="Table1.A2" office:value-type="string">
            <text:p text:style-name="P15">QF</text:p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74"><text:span text:style-name="T12">mainUnitComposition</text:span><text:span text:style-name="T27">: </text:span>mainUnit muss genau eine Henshin-Regel beinhalten</text:p>
          </table:table-cell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10">K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45"><text:span text:style-name="T13">injectiveMatching</text:span><text:span text:style-name="T28">: </text:span>Regel.injectiveMatching = true</text:p>
          </table:table-cell>
          <table:table-cell table:style-name="Table1.A2" office:value-type="string">
            <text:p text:style-name="P81">R</text:p>
          </table:table-cell>
          <table:table-cell table:style-name="Table1.A2" office:value-type="string">
            <text:p text:style-name="P81">K</text:p>
          </table:table-cell>
          <table:table-cell table:style-name="Table1.A2" office:value-type="string">
            <text:p text:style-name="P82"/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45"><text:span text:style-name="T13">checkDangling</text:span><text:span text:style-name="T28">: </text:span>Regel.checkDangling = true</text:p>
          </table:table-cell>
          <table:table-cell table:style-name="Table1.A2" office:value-type="string">
            <text:p text:style-name="P81">M</text:p>
          </table:table-cell>
          <table:table-cell table:style-name="Table1.A2" office:value-type="string">
            <text:p text:style-name="P81">K</text:p>
          </table:table-cell>
          <table:table-cell table:style-name="Table1.A2" office:value-type="string">
            <text:p text:style-name="P82">AF</text:p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table:number-columns-spanned="2" office:value-type="string">
            <text:p text:style-name="P29">Parameter</text:p>
          </table:table-cell>
          <table:covered-table-cell/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63"><text:span text:style-name="T4">noUnusedParameters</text:span>:</text:p>
            <text:list xml:id="list2949071496474528067" text:style-name="L3">
              <text:list-item>
                <text:p text:style-name="P64">mainUnit: <text:span text:style-name="T30">Alle Parameter der mainUnit müssen auf eine direkt darunter liegende Regel gemapped sein. Entweder als source eines ParameterMappings (IN-Parameter), oder als target eines ParameterMappings (OUT-Parameter)</text:span></text:p>
              </text:list-item>
              <text:list-item>
                <text:p text:style-name="P64">Regeln: <text:span text:style-name="T18">A Henshin-Rule parameter has to be used by a node or a attribute.</text:span></text:p>
              </text:list-item>
            </text:list>
            <text:p text:style-name="P20"/>
          </table:table-cell>
          <table:table-cell table:style-name="Table1.A2" office:value-type="string">
            <text:p text:style-name="P13">Smell/<text:span text:style-name="T3">M</text:span></text:p>
          </table:table-cell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58">uniqueParameterNames: <text:span text:style-name="T34">The name of a parameter must </text:span><text:soft-page-break/><text:span text:style-name="T34">be unique within its defining unit.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19"><text:span text:style-name="T6">mappedAllRuleObjectInParameters</text:span>: All Object-IN-Parameters of <text:span text:style-name="T17">a Henshin </text:span>Rule <text:span text:style-name="T17">(an LHS node has the same identifier as the Henshin rule parameter) </text:span>have to be mapped to <text:span text:style-name="T17">a </text:span>Main-Unit IN-Parameter.</text:p>
          </table:table-cell>
          <table:table-cell table:style-name="Table1.A2" office:value-type="string">
            <text:p text:style-name="P12">M/A</text:p>
          </table:table-cell>
          <table:table-cell table:style-name="Table1.A2" office:value-type="string">
            <text:p text:style-name="P12">K</text:p>
          </table:table-cell>
          <table:table-cell table:style-name="Table1.A2" office:value-type="string">
            <text:p text:style-name="P15">AF</text:p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18"><text:span text:style-name="T5">mappedAllCreateNodes</text:span>: Alle &lt;&lt;create&gt;&gt;-Knoten <text:span text:style-name="T19">einer</text:span> <text:span text:style-name="T15">Henshin-</text:span>Regel müssen auf einen <text:span text:style-name="T15">OUT-</text:span>Paramter der mainUnit gemapped sein.</text:p>
          </table:table-cell>
          <table:table-cell table:style-name="Table1.A2" office:value-type="string">
            <text:p text:style-name="P12">M/A</text:p>
          </table:table-cell>
          <table:table-cell table:style-name="Table1.A2" office:value-type="string">
            <text:p text:style-name="P12">K</text:p>
          </table:table-cell>
          <table:table-cell table:style-name="Table1.A2" office:value-type="string">
            <text:p text:style-name="P15">AF/QF</text:p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46"><text:span text:style-name="T5">mappedAllCreateNode</text:span><text:span text:style-name="T14">Attributes</text:span>: Alle <text:span text:style-name="T32">Attribute eines </text:span>&lt;&lt;create&gt;&gt;-Knoten<text:span text:style-name="T32">s</text:span> <text:span text:style-name="T19">einer</text:span> <text:span text:style-name="T15">Henshin-</text:span>Regel müssen <text:span text:style-name="T32">als Value-Parameter übergeben werden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65"><text:span text:style-name="T11">correctParameterTyping</text:span><text:span text:style-name="T23">: Sofern ein Henshin-Regel-Parameter (und auch ein mainUnit-Paramter) eine statische Typ-Deklaration besitzt, muss er korrekt getypt sein. </text:span></text:p>
            <text:list xml:id="list4328437040071092999" text:style-name="L4">
              <text:list-item>
                <text:p text:style-name="P66"><text:span text:style-name="T31">Object-Parameter: Statischer Typ des Parameters = Typ oder Supertyp des Knotens, auf welchen der Parameter gemapped wird.</text:span></text:p>
              </text:list-item>
              <text:list-item>
                <text:p text:style-name="P85">Value-Parameter: Typ der Attribut-Definition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47"><text:span text:style-name="T4">declaredAllVariables:</text:span> Wenn in einem Attributwert eine Variable benutzt wird, dann muss diese auch als Henshin Regel-Parameter deklariert werden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54"/>
          </table:table-cell>
        </table:table-row>
        <table:table-row>
          <table:table-cell table:style-name="Table1.A2" table:number-columns-spanned="4" office:value-type="string">
            <text:p text:style-name="P30">Henshin-Rules (Internal Structure)</text:p>
          </table:table-cell>
          <table:covered-table-cell/>
          <table:covered-table-cell/>
          <table:covered-table-cell/>
          <table:table-cell table:style-name="Table1.E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67"><text:span text:style-name="T7">consistentEOpposite</text:span>: Every opposite edge should be contained in the rule. </text:p>
            <text:list xml:id="list970095673779994136" text:style-name="L5">
              <text:list-item>
                <text:p text:style-name="P68"><text:span text:style-name="T33">&lt;&lt;delete&gt;&gt;: ERROR</text:span></text:p>
              </text:list-item>
              <text:list-item>
                <text:p text:style-name="P68"><text:span text:style-name="T33">&lt;&lt;create&gt;&gt;: WARNING </text:span></text:p>
              </text:list-item>
              <text:list-item>
                <text:p text:style-name="P69">all others: Ignore</text:p>
              </text:list-item>
            </text:list>
          </table:table-cell>
          <table:table-cell table:style-name="Table1.A2" office:value-type="string">
            <text:p text:style-name="P14">M</text:p>
          </table:table-cell>
          <table:table-cell table:style-name="Table1.A2" office:value-type="string">
            <text:p text:style-name="P14">K</text:p>
          </table:table-cell>
          <table:table-cell table:style-name="Table1.A2" office:value-type="string">
            <text:p text:style-name="P16">AF</text:p>
          </table:table-cell>
          <table:table-cell table:style-name="Table1.E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32">derivedEdges:</text:p>
            <text:list xml:id="list3610209430526116460" text:style-name="L6">
              <text:list-item>
                <text:p text:style-name="P70">derived &lt;&lt;delete&gt;&gt; edge: <text:span text:style-name="T18">Not allowed (ERROR)</text:span></text:p>
              </text:list-item>
              <text:list-item>
                <text:p text:style-name="P70">derived &lt;&lt;create&gt;&gt; edge: <text:span text:style-name="T18">Not allowed (ERROR)</text:span></text:p>
              </text:list-item>
              <text:list-item>
                <text:p text:style-name="P70">derived &lt;&lt;preserve&gt;&gt; edge: <text:span text:style-name="T18">Allowed but discouraged (WARNING)</text:span></text:p>
              </text:list-item>
              <text:list-item>
                <text:p text:style-name="P71">derived &lt;&lt;forbid&gt;&gt; edge: <text:span text:style-name="T18">Allowed but discouraged (WARNING)</text:span></text:p>
              </text:list-item>
              <text:list-item>
                <text:p text:style-name="P71">derived &lt;&lt;required&gt;&gt; edge: <text:span text:style-name="T18">Allowed but discouraged (WARNING)</text:span></text:p>
              </text:list-item>
            </text:list>
          </table:table-cell>
          <table:table-cell table:style-name="Table1.A2" office:value-type="string">
            <text:p text:style-name="P37"/>
            <text:p text:style-name="P36">M/H?</text:p>
            <text:p text:style-name="P36">M/H?</text:p>
            <text:p text:style-name="P37">M/A</text:p>
            <text:p text:style-name="P37">M/A</text:p>
            <text:p text:style-name="P37">M/A</text:p>
          </table:table-cell>
          <table:table-cell table:style-name="Table1.A2" office:value-type="string">
            <text:p text:style-name="P25"/>
            <text:p text:style-name="P25">K</text:p>
            <text:p text:style-name="P25">K</text:p>
            <text:p text:style-name="P25">K</text:p>
            <text:p text:style-name="P25">K</text:p>
            <text:p text:style-name="P25">K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59"><text:span text:style-name="T36">a</text:span>tLeastOneAction: <text:span text:style-name="T35">At least one Action must be performed by an EditRule.</text:span>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9"/>
          </table:table-cell>
        </table:table-row>
        <table:table-row>
          <table:table-cell table:style-name="Table1.A2" table:number-columns-spanned="4" office:value-type="string">
            <text:p text:style-name="P31">Application Conditions (NACs/PACs)</text:p>
          </table:table-cell>
          <table:covered-table-cell/>
          <table:covered-table-cell/>
          <table:covered-table-cell/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1"><text:span text:style-name="T8">acComposition</text:span>: All application conditions must be composed by AND operators.</text:p>
          </table:table-cell>
          <table:table-cell table:style-name="Table1.A2" office:value-type="string">
            <text:p text:style-name="P25">M</text:p>
          </table:table-cell>
          <table:table-cell table:style-name="Table1.A2" office:value-type="string">
            <text:p text:style-name="P25">K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22"><text:span text:style-name="T9">ac</text:span><text:span text:style-name="T4">Boundaries</text:span>: Only <text:span text:style-name="T25">LHS </text:span>&lt;&lt; preserved &gt;&gt; nodes may serve as boundary nodes of an application condition.</text:p>
          </table:table-cell>
          <table:table-cell table:style-name="Table1.A2" office:value-type="string">
            <text:p text:style-name="P25">M</text:p>
          </table:table-cell>
          <table:table-cell table:style-name="Table1.A2" office:value-type="string">
            <text:p text:style-name="P25">K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22"><text:span text:style-name="T9">lhs</text:span><text:span text:style-name="T4">Boundaries</text:span>: Only <text:span text:style-name="T21">LHS </text:span>boundary nodes may be <text:soft-page-break/>embedded into the AC graph.</text:p>
          </table:table-cell>
          <table:table-cell table:style-name="Table1.A2" office:value-type="string">
            <text:p text:style-name="P25">M</text:p>
          </table:table-cell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AF</text:p>
          </table:table-cell>
          <table:table-cell table:style-name="Table1.E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23"><text:span text:style-name="T4">noAcBoundaryAttributes</text:span>: Boundary nodes of an attribute must not have attributes</text:p>
          </table:table-cell>
          <table:table-cell table:style-name="Table1.A2" office:value-type="string">
            <text:p text:style-name="P35">M</text:p>
          </table:table-cell>
          <table:table-cell table:style-name="Table1.A2" office:value-type="string">
            <text:p text:style-name="P35">D</text:p>
          </table:table-cell>
          <table:table-cell table:style-name="Table1.A2" office:value-type="string">
            <text:p text:style-name="P35">AF</text:p>
          </table:table-cell>
          <table:table-cell table:style-name="Table1.E2" office:value-type="string">
            <text:p text:style-name="P77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9"/>
          </table:table-cell>
        </table:table-row>
        <table:table-row>
          <table:table-cell table:style-name="Table1.A2" table:number-columns-spanned="4" office:value-type="string">
            <text:p text:style-name="P31">Multi-Rules</text:p>
          </table:table-cell>
          <table:covered-table-cell/>
          <table:covered-table-cell/>
          <table:covered-table-cell/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4">Eine Multi-Regel muss ein vollständiges Abbild der Kernel-Regel enthalten (Nodes, Edges, Attributes, Parameters)</text:p>
            <text:p text:style-name="P33">multiRuleNodeEmbedding</text:p>
            <text:p text:style-name="P33">multiRuleEdgeEmbedding</text:p>
            <text:p text:style-name="P33">multiRuleAttributeEmbedding</text:p>
            <text:p text:style-name="P33">multiRuleParameterEmbedding</text:p>
          </table:table-cell>
          <table:table-cell table:style-name="Table1.A2" office:value-type="string">
            <text:p text:style-name="P26">M/<text:span text:style-name="T1">H?</text:span></text:p>
            <text:p text:style-name="P26"/>
            <text:p text:style-name="P44"/>
          </table:table-cell>
          <table:table-cell table:style-name="Table1.A2" office:value-type="string">
            <text:p text:style-name="P28">D/<text:span text:style-name="T22">K?</text:span></text:p>
          </table:table-cell>
          <table:table-cell table:style-name="Table1.A2" office:value-type="string">
            <text:p text:style-name="P26">AF/QF</text:p>
          </table:table-cell>
          <table:table-cell table:style-name="Table1.E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24"><text:span text:style-name="T10">u</text:span><text:span text:style-name="T4">niqueMultiMappings</text:span>: The mapping between Multi- and Kernel-Rule nodes should be one-to-one. </text:p>
          </table:table-cell>
          <table:table-cell table:style-name="Table1.A2" office:value-type="string">
            <text:p text:style-name="P26">M/<text:span text:style-name="T1">H?</text:span></text:p>
            <text:p text:style-name="P28">Smell?</text:p>
          </table:table-cell>
          <table:table-cell table:style-name="Table1.A2" office:value-type="string">
            <text:p text:style-name="P26">D</text:p>
          </table:table-cell>
          <table:table-cell table:style-name="Table1.A2" office:value-type="string">
            <text:p text:style-name="P26">AF</text:p>
          </table:table-cell>
          <table:table-cell table:style-name="Table1.E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Deterministische Anwendung von Editierregeln, wenn Aufrufargumente für alle mainUnit-Parameter übergeben werden. Anders formuliert: Der durch die <text:s/>Aufrufargumente resultierende Pre-Match muss entweder eindeutig oder gar nicht zu einem Complete-Match vervollständigt werden.</text:p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27">K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Durch Anwendung von mandatory/atomic Rules dürfen keine transienten Effekte entstehen</text:p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27">K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Vollständigkeit von mandatory Ruleset: </text:p>
            <text:list xml:id="list8215913808496562731" text:style-name="L1">
              <text:list-item>
                <text:p text:style-name="P48">Jedes zum Metamodell konforme Modell muss durch Anwendung von Regeln dieser Menge erzeugbar sein.</text:p>
              </text:list-item>
              <text:list-item>
                <text:p text:style-name="P48">Jedes zum Metamodell konforme Modell muss durch Anwendung von Regeln dieser Menge abbaubar sein.</text:p>
              </text:list-item>
            </text:list>
          </table:table-cell>
          <table:table-cell table:style-name="Table1.A2" office:value-type="string">
            <text:p text:style-name="P27">M</text:p>
          </table:table-cell>
          <table:table-cell table:style-name="Table1.A2" office:value-type="string">
            <text:p text:style-name="P27">K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5">Attributwerte: Keine Berechnungen mit Java-Script Ausdrücken. Momentan nur Wertzuweisungen oder Wertprüfungen (<text:span text:style-name="T20">Literale und Variablen</text:span>) erlaubt.</text:p>
      <text:p text:style-name="P5"/>
      <text:p text:style-name="P6">Interpretation von A<text:span text:style-name="T2">C</text:span>s als Pre oder Postconditions. Konvertierbarkeit. Konfigurationseinstellung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4-07-08T17:06:02.598296242</meta:creation-date>
    <meta:generator>LibreOffice/4.2.6.2$Linux_X86_64 LibreOffice_project/420$Build-2</meta:generator>
    <dc:date>2014-08-19T18:57:04.616403271</dc:date>
    <dc:creator>Timo Kehrer</dc:creator>
    <meta:editing-duration>P3DT20H36M27S</meta:editing-duration>
    <meta:editing-cycles>39</meta:editing-cycles>
    <meta:document-statistic meta:table-count="1" meta:image-count="0" meta:object-count="0" meta:page-count="3" meta:paragraph-count="133" meta:word-count="616" meta:character-count="4447" meta:non-whitespace-character-count="3973"/>
  </office:meta>
</office:document-meta>
</file>